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9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7">
      <style:table-cell-properties fo:border="0.06pt solid #000000"/>
    </style:style>
    <style:style style:name="ce7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9" table:default-cell-style-name="ce3"/>
        <table:table-column table:style-name="co10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dversario</text:p>
          </table:table-cell>
          <table:table-cell table:style-name="ce1" office:value-type="string" calcext:value-type="string">
            <text:p>gols_marcados</text:p>
          </table:table-cell>
          <table:table-cell table:style-name="ce1" office:value-type="string" calcext:value-type="string">
            <text:p>gols_sofridos</text:p>
          </table:table-cell>
          <table:table-cell table:style-name="ce1" office:value-type="string" calcext:value-type="string">
            <text:p>saldo_de_gols</text:p>
          </table:table-cell>
          <table:table-cell table:style-name="ce1" office:value-type="string" calcext:value-type="string">
            <text:p>mando_de_jogo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campeonato</text:p>
          </table:table-cell>
          <table:table-cell table:style-name="ce1" office:value-type="string" calcext:value-type="string">
            <text:p>mês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pontos_ganhos</text:p>
          </table:table-cell>
          <table:table-cell table:style-name="ce1" office:value-type="string" calcext:value-type="string">
            <text:p>qtd_unidade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Cauca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]-[.D2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date" office:date-value="2023-01-05" calcext:value-type="date">
            <text:p>05/01/23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Botafogo/P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]-[.D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date" office:date-value="2023-01-08" calcext:value-type="date">
            <text:p>08/01/23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Afogado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]-[.D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date" office:date-value="2023-01-12" calcext:value-type="date">
            <text:p>12/01/2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Náutico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5]-[.D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date" office:date-value="2023-01-15" calcext:value-type="date">
            <text:p>15/01/2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Port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]-[.D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date" office:date-value="2023-01-18" calcext:value-type="date">
            <text:p>18/01/2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Vitória B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]-[.D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date" office:date-value="2023-01-22" calcext:value-type="date">
            <text:p>22/01/2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Caruaru 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]-[.D8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date" office:date-value="2023-01-26" calcext:value-type="date">
            <text:p>26/01/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Maguar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]-[.D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date" office:date-value="2023-01-29" calcext:value-type="date">
            <text:p>29/01/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Petrolin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]-[.D1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date" office:date-value="2023-02-01" calcext:value-type="date">
            <text:p>01/02/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Salguei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]-[.D11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date" office:date-value="2023-02-04" calcext:value-type="date">
            <text:p>04/02/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Fluminense P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2]-[.D1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date" office:date-value="2023-02-08" calcext:value-type="date">
            <text:p>08/02/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Atlético B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3]-[.D1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date" office:date-value="2023-02-14" calcext:value-type="date">
            <text:p>14/02/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CR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4]-[.D14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date" office:date-value="2023-02-22" calcext:value-type="date">
            <text:p>22/02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Retrô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5]-[.D1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date" office:date-value="2023-02-25" calcext:value-type="date">
            <text:p>25/02/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Democrata Governador Valadar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6]-[.D1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Fevereiro</text:p>
          </table:table-cell>
          <table:table-cell office:value-type="date" office:date-value="2023-02-28" calcext:value-type="date">
            <text:p>28/02/23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8">00/00/0000</text:date>, <text:time style:data-style-name="N2" text:time-value="21:56:25.4049256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5:27:02.589781564</meta:creation-date>
    <dc:date>2023-02-28T21:56:52.113865267</dc:date>
    <meta:editing-duration>PT1H12M24S</meta:editing-duration>
    <meta:editing-cycles>48</meta:editing-cycles>
    <meta:generator>LibreOffice/6.4.7.2$Linux_X86_64 LibreOffice_project/40$Build-2</meta:generator>
    <meta:document-statistic meta:table-count="1" meta:cell-count="192" meta:object-count="0"/>
  </office:meta>
</office:document-meta>
</file>